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Cold</text:h>
      <text:p text:style-name="Text_20_body"><text:span text:style-name="Strong_20_Emphasis">Symptoms:</text:span> Sneezing, runny nose, mild fever<text:line-break/><text:span text:style-name="Strong_20_Emphasis">Common Medicines:</text:span> Paracetamol, Cetirizine<text:line-break/><text:span text:style-name="Strong_20_Emphasis">Home Remedies:</text:span> Steam inhalation, ginger with honey<text:line-break/><text:span text:style-name="Strong_20_Emphasis">Precautions:</text:span> Avoid cold drinks, take rest</text:p>
      <text:p text:style-name="Horizontal_20_Line"/>
      <text:h text:style-name="Heading_20_2" text:outline-level="2">2. Fever</text:h>
      <text:p text:style-name="Text_20_body"><text:span text:style-name="Strong_20_Emphasis">Symptoms:</text:span> High body temperature, weakness<text:line-break/><text:span text:style-name="Strong_20_Emphasis">Common Medicines:</text:span> Paracetamol<text:line-break/><text:span text:style-name="Strong_20_Emphasis">Home Remedies:</text:span> Drink plenty of fluids<text:line-break/><text:span text:style-name="Strong_20_Emphasis">Precautions:</text:span> Rest properly</text:p>
      <text:p text:style-name="Horizontal_20_Line"/>
      <text:h text:style-name="Heading_20_2" text:outline-level="2">3. Headache</text:h>
      <text:p text:style-name="Text_20_body"><text:span text:style-name="Strong_20_Emphasis">Symptoms:</text:span> Pain in head<text:line-break/><text:span text:style-name="Strong_20_Emphasis">Common Medicines:</text:span> Pain relievers<text:line-break/><text:span text:style-name="Strong_20_Emphasis">Home Remedies:</text:span> Stay hydrated<text:line-break/><text:span text:style-name="Strong_20_Emphasis">Precautions:</text:span> Proper sleep</text:p>
      <text:p text:style-name="Horizontal_20_Line"/>
      <text:h text:style-name="Heading_20_2" text:outline-level="2">4. Cough</text:h>
      <text:p text:style-name="Text_20_body"><text:span text:style-name="Strong_20_Emphasis">Symptoms:</text:span> Dry or wet cough<text:line-break/><text:span text:style-name="Strong_20_Emphasis">Common Medicines:</text:span> Cough syrup<text:line-break/><text:span text:style-name="Strong_20_Emphasis">Home Remedies:</text:span> Warm water<text:line-break/><text:span text:style-name="Strong_20_Emphasis">Precautions:</text:span> Avoid dust</text:p>
      <text:p text:style-name="Horizontal_20_Line"/>
      <text:h text:style-name="Heading_20_2" text:outline-level="2">5. Stomach Pain</text:h>
      <text:p text:style-name="Text_20_body"><text:span text:style-name="Strong_20_Emphasis">Symptoms:</text:span> Pain, gas<text:line-break/><text:span text:style-name="Strong_20_Emphasis">Common Medicines:</text:span> Antacids<text:line-break/><text:span text:style-name="Strong_20_Emphasis">Home Remedies:</text:span> Light food<text:line-break/><text:span text:style-name="Strong_20_Emphasis">Precautions:</text:span> Avoid junk food</text:p>
      <text:p text:style-name="Horizontal_20_Line"/>
      <text:h text:style-name="Heading_20_2" text:outline-level="2">6. Acidity</text:h>
      <text:p text:style-name="Text_20_body"><text:span text:style-name="Strong_20_Emphasis">Symptoms:</text:span> Burning sensation<text:line-break/><text:span text:style-name="Strong_20_Emphasis">Common Medicines:</text:span> Antacids<text:line-break/><text:soft-page-break/><text:span text:style-name="Strong_20_Emphasis">Home Remedies:</text:span> Cold milk<text:line-break/><text:span text:style-name="Strong_20_Emphasis">Precautions:</text:span> Avoid spicy food</text:p>
      <text:p text:style-name="Horizontal_20_Line"/>
      <text:h text:style-name="Heading_20_2" text:outline-level="2">7. Diarrhea</text:h>
      <text:p text:style-name="Text_20_body"><text:span text:style-name="Strong_20_Emphasis">Symptoms:</text:span> Loose motion<text:line-break/><text:span text:style-name="Strong_20_Emphasis">Common Medicines:</text:span> ORS<text:line-break/><text:span text:style-name="Strong_20_Emphasis">Home Remedies:</text:span> Drink water<text:line-break/><text:span text:style-name="Strong_20_Emphasis">Precautions:</text:span> Avoid outside food</text:p>
      <text:p text:style-name="Horizontal_20_Line"/>
      <text:h text:style-name="Heading_20_2" text:outline-level="2">8. Allergy</text:h>
      <text:p text:style-name="Text_20_body"><text:span text:style-name="Strong_20_Emphasis">Symptoms:</text:span> Sneezing, itching<text:line-break/><text:span text:style-name="Strong_20_Emphasis">Common Medicines:</text:span> Cetirizine<text:line-break/><text:span text:style-name="Strong_20_Emphasis">Home Remedies:</text:span> Avoid dust<text:line-break/><text:span text:style-name="Strong_20_Emphasis">Precautions:</text:span> Wear mask</text:p>
      <text:p text:style-name="Horizontal_20_Line"/>
      <text:h text:style-name="Heading_20_2" text:outline-level="2">9. Muscle Pain</text:h>
      <text:p text:style-name="Text_20_body"><text:span text:style-name="Strong_20_Emphasis">Symptoms:</text:span> Muscle soreness<text:line-break/><text:span text:style-name="Strong_20_Emphasis">Common Medicines:</text:span> Pain relievers<text:line-break/><text:span text:style-name="Strong_20_Emphasis">Home Remedies:</text:span> Warm compress<text:line-break/><text:span text:style-name="Strong_20_Emphasis">Precautions:</text:span> Rest</text:p>
      <text:p text:style-name="Horizontal_20_Line"/>
      <text:h text:style-name="Heading_20_2" text:outline-level="2">10. Sore Throat</text:h>
      <text:p text:style-name="Text_20_body"><text:span text:style-name="Strong_20_Emphasis">Symptoms:</text:span> Throat pain<text:line-break/><text:span text:style-name="Strong_20_Emphasis">Common Medicines:</text:span> Lozenges<text:line-break/><text:span text:style-name="Strong_20_Emphasis">Home Remedies:</text:span> Salt water gargle<text:line-break/><text:span text:style-name="Strong_20_Emphasis">Precautions:</text:span> Avoid cold items</text:p>
      <text:p text:style-name="Horizontal_20_Line"/>
      <text:h text:style-name="Heading_20_2" text:outline-level="2">11. Vomiting</text:h>
      <text:p text:style-name="Text_20_body"><text:span text:style-name="Strong_20_Emphasis">Symptoms:</text:span> Nausea, vomiting<text:line-break/><text:span text:style-name="Strong_20_Emphasis">Common Medicines:</text:span> ORS<text:line-break/><text:span text:style-name="Strong_20_Emphasis">Home Remedies:</text:span> Lemon water<text:line-break/><text:span text:style-name="Strong_20_Emphasis">Precautions:</text:span> Eat light food</text:p>
      <text:p text:style-name="Horizontal_20_Line"/>
      <text:h text:style-name="Heading_20_2" text:outline-level="2"><text:soft-page-break/>12. Dizziness</text:h>
      <text:p text:style-name="Text_20_body"><text:span text:style-name="Strong_20_Emphasis">Symptoms:</text:span> Lightheadedness<text:line-break/><text:span text:style-name="Strong_20_Emphasis">Common Medicines:</text:span> Doctor advice<text:line-break/><text:span text:style-name="Strong_20_Emphasis">Home Remedies:</text:span> Stay hydrated<text:line-break/><text:span text:style-name="Strong_20_Emphasis">Precautions:</text:span> Rest</text:p>
      <text:p text:style-name="Horizontal_20_Line"/>
      <text:h text:style-name="Heading_20_2" text:outline-level="2">13. Skin Rash</text:h>
      <text:p text:style-name="Text_20_body"><text:span text:style-name="Strong_20_Emphasis">Symptoms:</text:span> Redness, itching<text:line-break/><text:span text:style-name="Strong_20_Emphasis">Common Medicines:</text:span> Cream<text:line-break/><text:span text:style-name="Strong_20_Emphasis">Home Remedies:</text:span> Keep skin clean<text:line-break/><text:span text:style-name="Strong_20_Emphasis">Precautions:</text:span> Avoid allergens</text:p>
      <text:p text:style-name="Horizontal_20_Line"/>
      <text:h text:style-name="Heading_20_2" text:outline-level="2">14. Eye Pain</text:h>
      <text:p text:style-name="Text_20_body"><text:span text:style-name="Strong_20_Emphasis">Symptoms:</text:span> Redness, irritation<text:line-break/><text:span text:style-name="Strong_20_Emphasis">Common Medicines:</text:span> Eye drops<text:line-break/><text:span text:style-name="Strong_20_Emphasis">Home Remedies:</text:span> Wash eyes<text:line-break/><text:span text:style-name="Strong_20_Emphasis">Precautions:</text:span> Reduce screen time</text:p>
      <text:p text:style-name="Horizontal_20_Line"/>
      <text:h text:style-name="Heading_20_2" text:outline-level="2">15. Ear Pain</text:h>
      <text:p text:style-name="Text_20_body"><text:span text:style-name="Strong_20_Emphasis">Symptoms:</text:span> Earache<text:line-break/><text:span text:style-name="Strong_20_Emphasis">Common Medicines:</text:span> Pain relievers<text:line-break/><text:span text:style-name="Strong_20_Emphasis">Home Remedies:</text:span> Warm compress<text:line-break/><text:span text:style-name="Strong_20_Emphasis">Precautions:</text:span> Consult doctor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9T17:28:53.881141485</meta:creation-date>
    <dc:date>2026-04-29T17:29:21.540236012</dc:date>
    <meta:editing-duration>PT28S</meta:editing-duration>
    <meta:editing-cycles>1</meta:editing-cycles>
    <meta:document-statistic meta:table-count="0" meta:image-count="0" meta:object-count="0" meta:page-count="3" meta:paragraph-count="30" meta:word-count="258" meta:character-count="1872" meta:non-whitespace-character-count="1644"/>
    <meta:generator>LibreOffice/25.8.6.2$Linux_X86_64 LibreOffice_project/a46b460d1686bb49c718d2ef5f88b83ff2dc4981</meta:generator>
  </office:meta>
</office:document-meta>
</file>